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forms="http://www.w3.org/2002/xforms" xmlns:xsd="http://www.w3.org/2001/XMLSchema" xmlns:xsi="http://www.w3.org/2001/XMLSchema-instance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75cm" fo:min-width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cm" svg:height="5cm" svg:x="6.25cm" svg:y="6.75cm">
          <text:p text:style-name="P1">Hello Rectangle!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office:version="1.3">
  <office:meta>
    <meta:initial-creator>Svante Schubert</meta:initial-creator>
    <meta:creation-date>2023-07-20T15:01:45.378000000</meta:creation-date>
    <dc:date>2023-07-20T15:03:55.357000000</dc:date>
    <dc:creator>Svante Schubert</dc:creator>
    <meta:editing-duration>PT2M10S</meta:editing-duration>
    <meta:editing-cycles>1</meta:editing-cycles>
    <meta:generator>LibreOffice/7.4.3.2$Windows_X86_64 LibreOffice_project/1048a8393ae2eeec98dff31b5c133c5f1d08b890</meta:generator>
    <meta:document-statistic meta:object-count="1"/>
  </office:meta>
</office:document-meta>
</file>